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sum([material.quantity/o.cycle for material in o.bom_material_ids])&gt;</text:placeholder></text:p>
          </table:table-cell>
          <table:table-cell table:style-name="Tabella2.A3" office:value-type="string">
            <text:p text:style-name="P45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if test="company.production_mx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53">Start time: </text:p>
          </table:table-cell>
          <table:covered-table-cell/>
          <table:table-cell table:style-name="Tabella3.B2" office:value-type="string">
            <text:p text:style-name="P53">End Time: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3" office:value-type="string">
            <text:p text:style-name="P56"><text:placeholder text:placeholder-type="text">&lt;if test="not company.production_mx"&gt;</text:placeholder>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  <table:table-row>
          <table:table-cell table:style-name="Tabella3.B2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</table:table>
      <text:p text:style-name="P5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54">Legenda: Q.C.P. = Quality Control Passed</text:p>
      <text:p text:style-name="P55"><text:placeholder text:placeholder-type="text">&lt;/if&gt;</text:placeholder></text:p>
      <text:p text:style-name="P27"><text:placeholder text:placeholder-type="text">&lt;if test="len(objects)&gt;1 and o.id!=objects[-1].id"&gt;</text:placeholder></text:p>
      <text:p text:style-name="P50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26T16:58:11.716349468</dc:date>
    <meta:editing-duration>P1DT18H30M52S</meta:editing-duration>
    <meta:editing-cycles>330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8" meta:word-count="311" meta:character-count="4419" meta:non-whitespace-character-count="4196"/>
    <meta:user-defined meta:name="Info 1"/>
    <meta:user-defined meta:name="Info 2"/>
    <meta:user-defined meta:name="Info 3"/>
    <meta:user-defined meta:name="Info 4"/>
  </office:meta>
</office:document-meta>
</file>